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30d" officeooo:paragraph-rsid="0007130d"/>
    </style:style>
    <style:style style:name="P2" style:family="paragraph" style:parent-style-name="Text_20_body">
      <style:text-properties officeooo:rsid="0007130d" officeooo:paragraph-rsid="0007130d"/>
    </style:style>
    <style:style style:name="P3" style:family="paragraph" style:parent-style-name="Text_20_body">
      <style:text-properties officeooo:paragraph-rsid="0007130d"/>
    </style:style>
    <style:style style:name="P4" style:family="paragraph" style:parent-style-name="Text_20_body">
      <style:text-properties officeooo:rsid="0009e070" officeooo:paragraph-rsid="0009e070"/>
    </style:style>
    <style:style style:name="P5" style:family="paragraph" style:parent-style-name="Text_20_body" style:list-style-name="L1">
      <style:text-properties officeooo:rsid="0009e070" officeooo:paragraph-rsid="0009e070"/>
    </style:style>
    <style:style style:name="P6" style:family="paragraph" style:parent-style-name="Heading_20_2">
      <style:text-properties officeooo:rsid="0007130d" officeooo:paragraph-rsid="0007130d"/>
    </style:style>
    <style:style style:name="P7" style:family="paragraph" style:parent-style-name="Heading_20_2">
      <style:text-properties officeooo:rsid="0009e070" officeooo:paragraph-rsid="0009e070"/>
    </style:style>
    <style:style style:name="P8" style:family="paragraph" style:parent-style-name="Heading_20_2">
      <style:paragraph-properties fo:break-before="page"/>
      <style:text-properties officeooo:rsid="0007130d" officeooo:paragraph-rsid="0007130d"/>
    </style:style>
    <style:style style:name="P9" style:family="paragraph">
      <loext:graphic-properties draw:fill="none" draw:fill-color="#ffffff"/>
      <style:text-properties style:font-name="Andale Mono"/>
    </style:style>
    <style:style style:name="T1" style:family="text">
      <style:text-properties officeooo:rsid="0007130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8e8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ndale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688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Assignment</text:p>
      <text:p text:style-name="P1">CMPS 101</text:p>
      <text:p text:style-name="P1">Dr. Strange</text:p>
      <text:p text:style-name="P1"/>
      <text:h text:style-name="P6" text:outline-level="2">Introduction</text:h>
      <text:p text:style-name="P1">In this assignment you will be writing a simple calculator application. <text:s/>It receives as input the operation to perform (addition, subtraction, or multiplication) as well as two integers. <text:s/>Then it prints out the result of the calculation.</text:p>
      <text:p text:style-name="P1"/>
      <text:h text:style-name="P6" text:outline-level="2">Sample Runs</text:h>
      <text:p text:style-name="P3"><draw:frame text:anchor-type="paragraph" draw:z-index="0" draw:name="Shape1" draw:style-name="gr1" draw:text-style-name="P9" svg:width="4.3421in" svg:height="1.8886in" svg:x="0.0071in" svg:y="-0.0634in"><draw:text-box><text:p><text:span text:style-name="T5">Welcome to the calculator.</text:span></text:p><text:p><text:span text:style-name="T5">What operation would you like to perform?</text:span></text:p><text:p><text:span text:style-name="T5"><text:tab/></text:span><text:span text:style-name="T5">(a)ddition</text:span></text:p><text:p><text:span text:style-name="T5"><text:tab/></text:span><text:span text:style-name="T5">(s)ubtraction</text:span></text:p><text:p><text:span text:style-name="T5"><text:tab/></text:span><text:span text:style-name="T5">(m)ultiplication</text:span></text:p><text:p><text:span text:style-name="T5">a</text:span></text:p><text:p><text:span text:style-name="T5">Enter first number: 7</text:span></text:p><text:p><text:span text:style-name="T5">Enter second number: 4</text:span></text:p><text:p><text:span text:style-name="T5">The sum is 11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Shape1" draw:style-name="gr1" draw:text-style-name="P9" svg:width="4.3421in" svg:height="1.8886in" svg:x="0.0071in" svg:y="0.1244in"><draw:text-box><text:p><text:span text:style-name="T5">Welcome to the calculator.</text:span></text:p><text:p><text:span text:style-name="T5">What operation would you like to perform?</text:span></text:p><text:p><text:span text:style-name="T5"><text:tab/></text:span><text:span text:style-name="T5">(a)ddition</text:span></text:p><text:p><text:span text:style-name="T5"><text:tab/></text:span><text:span text:style-name="T5">(s)ubtraction</text:span></text:p><text:p><text:span text:style-name="T5"><text:tab/></text:span><text:span text:style-name="T5">(m)ultiplication</text:span></text:p><text:p><text:span text:style-name="T5">s</text:span></text:p><text:p><text:span text:style-name="T5">Enter first number: 6</text:span></text:p><text:p><text:span text:style-name="T5">Enter second number: 3</text:span></text:p><text:p><text:span text:style-name="T5">The difference is 3</text:span></text:p></draw:text-box></draw:frame></text:p>
      <text:p text:style-name="P3"/>
      <text:p text:style-name="P3"/>
      <text:p text:style-name="P3"/>
      <text:p text:style-name="P3"/>
      <text:p text:style-name="P3"><draw:frame text:anchor-type="paragraph" draw:z-index="2" draw:name="Shape1" draw:style-name="gr1" draw:text-style-name="P9" svg:width="4.3421in" svg:height="1.8886in" svg:x="0.0071in" svg:y="0.6098in"><draw:text-box><text:p><text:span text:style-name="T5">Welcome to the calculator.</text:span></text:p><text:p><text:span text:style-name="T5">What operation would you like to perform?</text:span></text:p><text:p><text:span text:style-name="T5"><text:tab/></text:span><text:span text:style-name="T5">(a)ddition</text:span></text:p><text:p><text:span text:style-name="T5"><text:tab/></text:span><text:span text:style-name="T5">(s)ubtraction</text:span></text:p><text:p><text:span text:style-name="T5"><text:tab/></text:span><text:span text:style-name="T5">(m)ultiplication</text:span></text:p><text:p><text:span text:style-name="T5">m</text:span></text:p><text:p><text:span text:style-name="T5">Enter first number: 10</text:span></text:p><text:p><text:span text:style-name="T5">Enter second number: 20</text:span></text:p><text:p><text:span text:style-name="T5">The product is 200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2">Grading</text:h>
      <text:p text:style-name="P2"><text:span text:style-name="T1">Your program will be graded based </text:span>on its <text:span text:style-name="T2">functionality</text:span> and <text:span text:style-name="T2">code style</text:span>. <text:s/>The functionality will be assessed based on your program’s performance under a variety of testcases. <text:s/>The code style will be assessed based on a TA’s review of your code’s proper use of indentation, variable naming, and comments.</text:p>
      <text:h text:style-name="P6" text:outline-level="2">Submission Instructions</text:h>
      <text:p text:style-name="P2">You should do your work inside a file name calculator.c. <text:s/>You will need to write the entire program, including the main. <text:s/></text:p>
      <text:p text:style-name="P2">You will submit your program on Gradescope. <text:s/>When you submit, submit only calculator.c. <text:s/>The autograder will automatically grade your submission and give you a score. <text:s/>The score from the autograder is your score for the functionality portion of the homework. No partial credit for functionality will be assigned based on a manual review of your code. <text:s/><text:span text:style-name="T3">It is important to note that the autograder requires your output to exactly match ours. <text:s/>That means that you need to ensure your print statements are identical to those found in the sample runs above.</text:span></text:p>
      <text:h text:style-name="P7" text:outline-level="2">Academic Honesty</text:h>
      <text:p text:style-name="P4">This is an individual Homework, meaning that you should work on it alone. <text:s/>All code turned in by a student must be written by that student. <text:s/>Copying code found on the internet or using code from other students is strictly prohibited. <text:s/>Students are permitted to discuss the homework together, but must not look at each other’s code under any circumstances. <text:s/>If you need someone to look at your code and help you, you should meet with one of the course staff. <text:s/>A sophisticated plagiarism-checking tool will be used to compare your solutions against all other student submissions as well as code from the Internet. <text:s/>If code is found to have been shared between students, all students involved will be penalized, including the student who actually wrote the code. <text:s/></text:p>
      <text:p text:style-name="P4">Students found to have violated this honesty policy will receive a 0 on the project and may be reported to the Vice President for Student Affairs. <text:s/>Repeat offenders will receive a 0 in the course and will be reported to the Vice President for Student Affairs.</text:p>
      <text:p text:style-name="P4">Remember:</text:p>
      <text:list xml:id="list1857594610511860448" text:style-name="L1">
        <text:list-item>
          <text:p text:style-name="P5">If you are <text:span text:style-name="T4">copying code from the Internet</text:span> into your solution, you are committing academic dishonesty. <text:s/></text:p>
        </text:list-item>
        <text:list-item>
          <text:p text:style-name="P5">If you <text:span text:style-name="T4">look at another student’s code</text:span>, you are committing academic dishonesty. <text:s/></text:p>
        </text:list-item>
        <text:list-item>
          <text:p text:style-name="P5">If you <text:span text:style-name="T4">allow another student to look at your code</text:span>, you are committing academic dishones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07:58:33.758912973</meta:creation-date>
    <dc:date>2017-01-15T08:13:34.011210014</dc:date>
    <meta:editing-duration>PT2M1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18" meta:word-count="433" meta:character-count="2622" meta:non-whitespace-character-count="2185"/>
  </office:meta>
</office:document-meta>
</file>